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  <style:text-properties style:use-window-font-color="true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able-cell-properties fo:background-color="#ff6600"/>
    </style:style>
  </office:automatic-styles>
  <office:body>
    <office:spreadsheet>
      <table:table table:name="Feuille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Présent actif</text:p>
          </table:table-cell>
          <table:table-cell table:number-columns-repeated="7"/>
          <table:table-cell office:value-type="string">
            <text:p>PIE</text:p>
          </table:table-cell>
          <table:table-cell office:value-type="string">
            <text:p>PII</text:p>
          </table:table-cell>
          <table:table-cell/>
          <table:table-cell office:value-type="string">
            <text:p>PIE</text:p>
          </table:table-cell>
          <table:table-cell office:value-type="string">
            <text:p>PII</text:p>
          </table:table-cell>
        </table:table-row>
        <table:table-row table:style-name="ro1">
          <table:table-cell office:value-type="string">
            <text:p>1sg</text:p>
          </table:table-cell>
          <table:table-cell office:value-type="string">
            <text:p>-ā</text:p>
          </table:table-cell>
          <table:table-cell office:value-type="string">
            <text:p>asmi</text:p>
          </table:table-cell>
          <table:table-cell office:value-type="string">
            <text:p>dveṣmi</text:p>
          </table:table-cell>
          <table:table-cell/>
          <table:table-cell office:value-type="string">
            <text:p>-ā</text:p>
          </table:table-cell>
          <table:table-cell office:value-type="string">
            <text:p>ahmi</text:p>
          </table:table-cell>
          <table:table-cell/>
          <table:table-cell office:value-type="string">
            <text:p>h1ésmi</text:p>
          </table:table-cell>
          <table:table-cell office:value-type="string">
            <text:p>asmi</text:p>
          </table:table-cell>
          <table:table-cell/>
          <table:table-cell office:value-type="string">
            <text:p>bhéroH</text:p>
          </table:table-cell>
          <table:table-cell/>
        </table:table-row>
        <table:table-row table:style-name="ro1">
          <table:table-cell office:value-type="string">
            <text:p>2sg</text:p>
          </table:table-cell>
          <table:table-cell office:value-type="string">
            <text:p>-asi</text:p>
          </table:table-cell>
          <table:table-cell office:value-type="string">
            <text:p>asi</text:p>
          </table:table-cell>
          <table:table-cell office:value-type="string">
            <text:p>dvekṣi</text:p>
          </table:table-cell>
          <table:table-cell/>
          <table:table-cell office:value-type="string">
            <text:p>-hī, šī</text:p>
          </table:table-cell>
          <table:table-cell office:value-type="string">
            <text:p>ahi</text:p>
          </table:table-cell>
          <table:table-cell/>
          <table:table-cell office:value-type="string">
            <text:p>h1ési</text:p>
          </table:table-cell>
          <table:table-cell office:value-type="string">
            <text:p>asi</text:p>
          </table:table-cell>
          <table:table-cell table:number-columns-repeated="3"/>
        </table:table-row>
        <table:table-row table:style-name="ro1">
          <table:table-cell office:value-type="string">
            <text:p>3sg</text:p>
          </table:table-cell>
          <table:table-cell office:value-type="string">
            <text:p>-ati</text:p>
          </table:table-cell>
          <table:table-cell office:value-type="string">
            <text:p>asti</text:p>
          </table:table-cell>
          <table:table-cell office:value-type="string">
            <text:p>dveṣṭi</text:p>
          </table:table-cell>
          <table:table-cell/>
          <table:table-cell office:value-type="string">
            <text:p>-tī</text:p>
          </table:table-cell>
          <table:table-cell office:value-type="string">
            <text:p>asti</text:p>
          </table:table-cell>
          <table:table-cell/>
          <table:table-cell office:value-type="string">
            <text:p>h1ésti</text:p>
          </table:table-cell>
          <table:table-cell office:value-type="string">
            <text:p>asti</text:p>
          </table:table-cell>
          <table:table-cell table:number-columns-repeated="3"/>
        </table:table-row>
        <table:table-row table:style-name="ro1">
          <table:table-cell office:value-type="string">
            <text:p>1du</text:p>
          </table:table-cell>
          <table:table-cell office:value-type="string">
            <text:p>-āvas</text:p>
          </table:table-cell>
          <table:table-cell office:value-type="string">
            <text:p>svas</text:p>
          </table:table-cell>
          <table:table-cell office:value-type="string">
            <text:p>dviṣvas</text:p>
          </table:table-cell>
          <table:table-cell/>
          <table:table-cell office:value-type="string">
            <text:p>-uuahī</text:p>
          </table:table-cell>
          <table:table-cell table:number-columns-repeated="2"/>
          <table:table-cell office:value-type="string">
            <text:p>h1swé(s|n)</text:p>
          </table:table-cell>
          <table:table-cell office:value-type="string">
            <text:p>swas</text:p>
          </table:table-cell>
          <table:table-cell table:number-columns-repeated="3"/>
        </table:table-row>
        <table:table-row table:style-name="ro1">
          <table:table-cell office:value-type="string">
            <text:p>2du</text:p>
          </table:table-cell>
          <table:table-cell office:value-type="string">
            <text:p>-athas</text:p>
          </table:table-cell>
          <table:table-cell office:value-type="string">
            <text:p>sthas</text:p>
          </table:table-cell>
          <table:table-cell office:value-type="string">
            <text:p>dviṣṭhas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h1sté(s|n)</text:p>
          </table:table-cell>
          <table:table-cell office:value-type="string">
            <text:p>sthas</text:p>
          </table:table-cell>
          <table:table-cell table:number-columns-repeated="3"/>
        </table:table-row>
        <table:table-row table:style-name="ro1">
          <table:table-cell office:value-type="string">
            <text:p>3du</text:p>
          </table:table-cell>
          <table:table-cell office:value-type="string">
            <text:p>-atas</text:p>
          </table:table-cell>
          <table:table-cell office:value-type="string">
            <text:p>stas</text:p>
          </table:table-cell>
          <table:table-cell office:value-type="string">
            <text:p>dviṣṭas</text:p>
          </table:table-cell>
          <table:table-cell/>
          <table:table-cell office:value-type="string">
            <text:p>-tō, -θō</text:p>
          </table:table-cell>
          <table:table-cell office:value-type="string">
            <text:p>stō</text:p>
          </table:table-cell>
          <table:table-cell/>
          <table:table-cell office:value-type="string">
            <text:p>h1sté(s|n)</text:p>
          </table:table-cell>
          <table:table-cell table:style-name="ce3" office:value-type="string">
            <text:p>sthas</text:p>
          </table:table-cell>
          <table:table-cell table:number-columns-repeated="3"/>
        </table:table-row>
        <table:table-row table:style-name="ro1">
          <table:table-cell office:value-type="string">
            <text:p>1pl</text:p>
          </table:table-cell>
          <table:table-cell office:value-type="string">
            <text:p>-āmas</text:p>
          </table:table-cell>
          <table:table-cell office:value-type="string">
            <text:p>smas</text:p>
          </table:table-cell>
          <table:table-cell office:value-type="string">
            <text:p>dviṣmas</text:p>
          </table:table-cell>
          <table:table-cell/>
          <table:table-cell office:value-type="string">
            <text:p>-mahī</text:p>
          </table:table-cell>
          <table:table-cell table:number-columns-repeated="2"/>
          <table:table-cell office:value-type="string">
            <text:p>h1smé(s|n)</text:p>
          </table:table-cell>
          <table:table-cell office:value-type="string">
            <text:p>smas</text:p>
          </table:table-cell>
          <table:table-cell table:number-columns-repeated="3"/>
        </table:table-row>
        <table:table-row table:style-name="ro1">
          <table:table-cell office:value-type="string">
            <text:p>2pl</text:p>
          </table:table-cell>
          <table:table-cell office:value-type="string">
            <text:p>-atha</text:p>
          </table:table-cell>
          <table:table-cell office:value-type="string">
            <text:p>stha</text:p>
          </table:table-cell>
          <table:table-cell office:value-type="string">
            <text:p>dviṣṭha</text:p>
          </table:table-cell>
          <table:table-cell/>
          <table:table-cell office:value-type="string">
            <text:p>-θā</text:p>
          </table:table-cell>
          <table:table-cell office:value-type="string">
            <text:p>stā</text:p>
          </table:table-cell>
          <table:table-cell/>
          <table:table-cell office:value-type="string">
            <text:p>h1sté</text:p>
          </table:table-cell>
          <table:table-cell office:value-type="string">
            <text:p>stha</text:p>
          </table:table-cell>
          <table:table-cell table:number-columns-repeated="3"/>
        </table:table-row>
        <table:table-row table:style-name="ro1">
          <table:table-cell office:value-type="string">
            <text:p>3pl</text:p>
          </table:table-cell>
          <table:table-cell office:value-type="string">
            <text:p>-anti</text:p>
          </table:table-cell>
          <table:table-cell office:value-type="string">
            <text:p>santi</text:p>
          </table:table-cell>
          <table:table-cell office:value-type="string">
            <text:p>dviṣanti</text:p>
          </table:table-cell>
          <table:table-cell/>
          <table:table-cell office:value-type="string">
            <text:p>-ṇtī,aiṇti</text:p>
          </table:table-cell>
          <table:table-cell office:value-type="string">
            <text:p>həṇti</text:p>
          </table:table-cell>
          <table:table-cell/>
          <table:table-cell office:value-type="string">
            <text:p>h1sónti</text:p>
          </table:table-cell>
          <table:table-cell office:value-type="string">
            <text:p>santi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présent médio-passif</text:p>
          </table:table-cell>
          <table:table-cell table:number-columns-repeated="12"/>
        </table:table-row>
        <table:table-row table:style-name="ro1">
          <table:table-cell office:value-type="string">
            <text:p>1sg</text:p>
          </table:table-cell>
          <table:table-cell office:value-type="string">
            <text:p>-e</text:p>
          </table:table-cell>
          <table:table-cell/>
          <table:table-cell office:value-type="string">
            <text:p>dviṣe</text:p>
          </table:table-cell>
          <table:table-cell/>
          <table:table-cell office:value-type="string">
            <text:p>-ē, -ōi</text:p>
          </table:table-cell>
          <table:table-cell table:number-columns-repeated="3"/>
          <table:table-cell office:value-type="string">
            <text:p>*sth- &gt; st- en avestique</text:p>
          </table:table-cell>
          <table:table-cell table:number-columns-repeated="3"/>
        </table:table-row>
        <table:table-row table:style-name="ro1">
          <table:table-cell office:value-type="string">
            <text:p>2sg</text:p>
          </table:table-cell>
          <table:table-cell office:value-type="string">
            <text:p>-ase</text:p>
          </table:table-cell>
          <table:table-cell/>
          <table:table-cell office:value-type="string">
            <text:p>dvikṣe</text:p>
          </table:table-cell>
          <table:table-cell/>
          <table:table-cell office:value-type="string">
            <text:p>-hē, -ŋ́hē, -šē</text:p>
          </table:table-cell>
          <table:table-cell table:number-columns-repeated="3"/>
          <table:table-cell office:value-type="string">
            <text:p>spécialisation de sthas pour la 2du en skt</text:p>
          </table:table-cell>
          <table:table-cell table:number-columns-repeated="3"/>
        </table:table-row>
        <table:table-row table:style-name="ro1">
          <table:table-cell office:value-type="string">
            <text:p>3sg</text:p>
          </table:table-cell>
          <table:table-cell office:value-type="string">
            <text:p>-ate</text:p>
          </table:table-cell>
          <table:table-cell/>
          <table:table-cell office:value-type="string">
            <text:p>dviṣṭe</text:p>
          </table:table-cell>
          <table:table-cell/>
          <table:table-cell office:value-type="string">
            <text:p>-tē, -ē</text:p>
          </table:table-cell>
          <table:table-cell table:number-columns-repeated="3"/>
          <table:table-cell office:value-type="string">
            <text:p>stas analogique des paradigmes thématiques</text:p>
          </table:table-cell>
          <table:table-cell table:number-columns-repeated="3"/>
        </table:table-row>
        <table:table-row table:style-name="ro1">
          <table:table-cell office:value-type="string">
            <text:p>1du</text:p>
          </table:table-cell>
          <table:table-cell office:value-type="string">
            <text:p>-āvahe</text:p>
          </table:table-cell>
          <table:table-cell/>
          <table:table-cell office:value-type="string">
            <text:p>dviṣvahe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2du</text:p>
          </table:table-cell>
          <table:table-cell office:value-type="string">
            <text:p>-ethe</text:p>
          </table:table-cell>
          <table:table-cell/>
          <table:table-cell office:value-type="string">
            <text:p>dviṣāthe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3du</text:p>
          </table:table-cell>
          <table:table-cell office:value-type="string">
            <text:p>-ete</text:p>
          </table:table-cell>
          <table:table-cell/>
          <table:table-cell office:value-type="string">
            <text:p>dviṣāte</text:p>
          </table:table-cell>
          <table:table-cell/>
          <table:table-cell office:value-type="string">
            <text:p>-aētē, -ōiθe, -āitē</text:p>
          </table:table-cell>
          <table:table-cell table:number-columns-repeated="7"/>
        </table:table-row>
        <table:table-row table:style-name="ro1">
          <table:table-cell office:value-type="string">
            <text:p>1pl</text:p>
          </table:table-cell>
          <table:table-cell office:value-type="string">
            <text:p>-āmahe</text:p>
          </table:table-cell>
          <table:table-cell/>
          <table:table-cell office:value-type="string">
            <text:p>dviṣmahe</text:p>
          </table:table-cell>
          <table:table-cell/>
          <table:table-cell office:value-type="string">
            <text:p>-maidē</text:p>
          </table:table-cell>
          <table:table-cell table:number-columns-repeated="7"/>
        </table:table-row>
        <table:table-row table:style-name="ro1">
          <table:table-cell office:value-type="string">
            <text:p>2pl</text:p>
          </table:table-cell>
          <table:table-cell office:value-type="string">
            <text:p>-adhve</text:p>
          </table:table-cell>
          <table:table-cell/>
          <table:table-cell office:value-type="string">
            <text:p>dviḍḍve</text:p>
          </table:table-cell>
          <table:table-cell/>
          <table:table-cell office:value-type="string">
            <text:p>-duiiē</text:p>
          </table:table-cell>
          <table:table-cell table:number-columns-repeated="7"/>
        </table:table-row>
        <table:table-row table:style-name="ro1">
          <table:table-cell office:value-type="string">
            <text:p>3pl</text:p>
          </table:table-cell>
          <table:table-cell office:value-type="string">
            <text:p>-ante</text:p>
          </table:table-cell>
          <table:table-cell/>
          <table:table-cell office:value-type="string">
            <text:p>dviṣate</text:p>
          </table:table-cell>
          <table:table-cell/>
          <table:table-cell office:value-type="string">
            <text:p>-n̄tē, -aitē</text:p>
          </table:table-cell>
          <table:table-cell table:number-columns-repeated="7"/>
        </table:table-row>
        <table:table-row table:style-name="ro1">
          <table:table-cell office:value-type="string">
            <text:p>impératif</text:p>
          </table:table-cell>
          <table:table-cell table:number-columns-repeated="12"/>
        </table:table-row>
        <table:table-row table:style-name="ro2">
          <table:table-cell office:value-type="string">
            <text:p>1sg</text:p>
          </table:table-cell>
          <table:table-cell office:value-type="string">
            <text:p>-āni</text:p>
          </table:table-cell>
          <table:table-cell office:value-type="string">
            <text:p>asāni</text:p>
          </table:table-cell>
          <table:table-cell office:value-type="string">
            <text:p>dveṣāṇi</text:p>
          </table:table-cell>
          <table:table-cell table:number-columns-repeated="9"/>
        </table:table-row>
        <table:table-row table:style-name="ro1">
          <table:table-cell office:value-type="string">
            <text:p>2sg</text:p>
          </table:table-cell>
          <table:table-cell office:value-type="string">
            <text:p>-a</text:p>
          </table:table-cell>
          <table:table-cell table:style-name="ce1" office:value-type="string">
            <text:p>edhi</text:p>
          </table:table-cell>
          <table:table-cell office:value-type="string">
            <text:p>dviḍḍhi</text:p>
          </table:table-cell>
          <table:table-cell table:number-columns-repeated="2"/>
          <table:table-cell office:value-type="string">
            <text:p>zdī</text:p>
          </table:table-cell>
          <table:table-cell table:number-columns-repeated="6"/>
        </table:table-row>
        <table:table-row table:style-name="ro1">
          <table:table-cell office:value-type="string">
            <text:p>3sg</text:p>
          </table:table-cell>
          <table:table-cell office:value-type="string">
            <text:p>-atu</text:p>
          </table:table-cell>
          <table:table-cell table:style-name="ce2" office:value-type="string">
            <text:p>astu</text:p>
          </table:table-cell>
          <table:table-cell office:value-type="string">
            <text:p>dveṣṭu</text:p>
          </table:table-cell>
          <table:table-cell table:number-columns-repeated="2"/>
          <table:table-cell office:value-type="string">
            <text:p>astū</text:p>
          </table:table-cell>
          <table:table-cell table:number-columns-repeated="6"/>
        </table:table-row>
        <table:table-row table:style-name="ro1">
          <table:table-cell office:value-type="string">
            <text:p>1du</text:p>
          </table:table-cell>
          <table:table-cell office:value-type="string">
            <text:p>-āva</text:p>
          </table:table-cell>
          <table:table-cell table:style-name="ce2" office:value-type="string">
            <text:p>asāva</text:p>
          </table:table-cell>
          <table:table-cell office:value-type="string">
            <text:p>dveṣāva</text:p>
          </table:table-cell>
          <table:table-cell table:number-columns-repeated="9"/>
        </table:table-row>
        <table:table-row table:style-name="ro1">
          <table:table-cell office:value-type="string">
            <text:p>2du</text:p>
          </table:table-cell>
          <table:table-cell office:value-type="string">
            <text:p>-atam</text:p>
          </table:table-cell>
          <table:table-cell table:style-name="ce2" office:value-type="string">
            <text:p>stam</text:p>
          </table:table-cell>
          <table:table-cell office:value-type="string">
            <text:p>dviṣṭam</text:p>
          </table:table-cell>
          <table:table-cell table:number-columns-repeated="9"/>
        </table:table-row>
        <table:table-row table:style-name="ro1">
          <table:table-cell office:value-type="string">
            <text:p>3du</text:p>
          </table:table-cell>
          <table:table-cell office:value-type="string">
            <text:p>-atām</text:p>
          </table:table-cell>
          <table:table-cell table:style-name="ce2" office:value-type="string">
            <text:p>stām</text:p>
          </table:table-cell>
          <table:table-cell office:value-type="string">
            <text:p>dviṣṭām</text:p>
          </table:table-cell>
          <table:table-cell table:number-columns-repeated="9"/>
        </table:table-row>
        <table:table-row table:style-name="ro1">
          <table:table-cell office:value-type="string">
            <text:p>1pl</text:p>
          </table:table-cell>
          <table:table-cell office:value-type="string">
            <text:p>-āma</text:p>
          </table:table-cell>
          <table:table-cell table:style-name="ce2" office:value-type="string">
            <text:p>asāma</text:p>
          </table:table-cell>
          <table:table-cell office:value-type="string">
            <text:p>dveṣāma</text:p>
          </table:table-cell>
          <table:table-cell table:number-columns-repeated="9"/>
        </table:table-row>
        <table:table-row table:style-name="ro1">
          <table:table-cell office:value-type="string">
            <text:p>2pl</text:p>
          </table:table-cell>
          <table:table-cell office:value-type="string">
            <text:p>-ata</text:p>
          </table:table-cell>
          <table:table-cell table:style-name="ce1" office:value-type="string">
            <text:p>sta</text:p>
          </table:table-cell>
          <table:table-cell office:value-type="string">
            <text:p>dviṣṭa</text:p>
          </table:table-cell>
          <table:table-cell table:number-columns-repeated="9"/>
        </table:table-row>
        <table:table-row table:style-name="ro1">
          <table:table-cell office:value-type="string">
            <text:p>3pl</text:p>
          </table:table-cell>
          <table:table-cell office:value-type="string">
            <text:p>-antu</text:p>
          </table:table-cell>
          <table:table-cell table:style-name="ce2" office:value-type="string">
            <text:p>santu</text:p>
          </table:table-cell>
          <table:table-cell office:value-type="string">
            <text:p>dviṣṭantu</text:p>
          </table:table-cell>
          <table:table-cell table:number-columns-repeated="2"/>
          <table:table-cell office:value-type="string">
            <text:p>həṇtū</text:p>
          </table:table-cell>
          <table:table-cell table:number-columns-repeated="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2/05/2016</text:date>, <text:time>21:2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5-02T20:48:12.38</meta:creation-date>
    <dc:date>2016-05-02T21:24:38.29</dc:date>
    <dc:creator>Guillaume Jacques</dc:creator>
    <meta:editing-duration>PT36M23S</meta:editing-duration>
    <meta:editing-cycles>8</meta:editing-cycles>
    <meta:generator>OpenOffice/4.0.1$Win32 OpenOffice.org_project/401m5$Build-9714</meta:generator>
    <meta:document-statistic meta:table-count="3" meta:cell-count="155" meta:object-count="0"/>
  </office:meta>
</office:document-meta>
</file>